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3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Research ideas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style-name="ce1" office:value-type="string">
            <text:p>Package up as objective-c development library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>
            <text:p>.NET visual studio plugin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>
            <text:p>RemObjects oxygene compatibility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style-name="ce1" office:value-type="string">
            <text:p>Wordpress plugin for website backups</text:p>
          </table:table-cell>
        </table:table-row>
        <table:table-row table:style-name="ro1" table:number-rows-repeated="2">
          <table:table-cell/>
        </table:table-row>
        <table:table-row table:style-name="ro1" table:number-rows-repeated="2">
          <table:table-cell table:style-name="ce1"/>
        </table:table-row>
        <table:table-row table:style-name="ro1">
          <table:table-cell table:style-name="ce1" office:value-type="string">
            <text:p>Automatic fail-over mechanism (SQLServer Always-on)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arketing - partnership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Next step</text:p>
          </table:table-cell>
        </table:table-row>
        <table:table-row table:style-name="ro1">
          <table:table-cell office:value-type="string">
            <text:p>NexusDB</text:p>
          </table:table-cell>
          <table:table-cell office:value-type="string">
            <text:p>Interested</text:p>
          </table:table-cell>
          <table:table-cell office:value-type="string">
            <text:p>Send CopyCat when ready</text:p>
          </table:table-cell>
        </table:table-row>
        <table:table-row table:style-name="ro1">
          <table:table-cell office:value-type="string">
            <text:p>FireBase</text:p>
          </table:table-cell>
          <table:table-cell office:value-type="string">
            <text:p>To contact</text:p>
          </table:table-cell>
          <table:table-cell/>
        </table:table-row>
        <table:table-row table:style-name="ro1">
          <table:table-cell office:value-type="string">
            <text:p>IBSurgeon</text:p>
          </table:table-cell>
          <table:table-cell office:value-type="string">
            <text:p>Interested</text:p>
          </table:table-cell>
          <table:table-cell office:value-type="string">
            <text:p>Send demo of LiveMirror with documentation</text:p>
          </table:table-cell>
        </table:table-row>
        <table:table-row table:style-name="ro1">
          <table:table-cell office:value-type="string">
            <text:p>RemObjects</text:p>
          </table:table-cell>
          <table:table-cell office:value-type="string">
            <text:p>To contact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8/04/2014</text:date>, <text:time>14:3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han Neve</meta:initial-creator>
    <meta:creation-date>2014-04-07T15:43:12.70</meta:creation-date>
    <dc:date>2014-04-08T14:32:19.93</dc:date>
    <dc:creator>Jonathan Neve</dc:creator>
    <meta:editing-duration>PT22H49M09S</meta:editing-duration>
    <meta:editing-cycles>2</meta:editing-cycles>
    <meta:generator>OpenOffice.org/3.2$Win32 OpenOffice.org_project/320m18$Build-9502</meta:generator>
    <meta:document-statistic meta:table-count="3" meta:cell-count="18" meta:object-count="0"/>
  </office:meta>
</office:document-meta>
</file>